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748cm" fo:margin-left="-0.191cm" table:align="left" style:writing-mode="lr-tb"/>
    </style:style>
    <style:style style:name="Tabelle1.A" style:family="table-column">
      <style:table-column-properties style:column-width="6.541cm"/>
    </style:style>
    <style:style style:name="Tabelle1.B" style:family="table-column">
      <style:table-column-properties style:column-width="1.588cm"/>
    </style:style>
    <style:style style:name="Tabelle1.C" style:family="table-column">
      <style:table-column-properties style:column-width="1.905cm"/>
    </style:style>
    <style:style style:name="Tabelle1.D" style:family="table-column">
      <style:table-column-properties style:column-width="5.71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Text_20_body" style:list-style-name="WW8Num7">
      <style:text-properties fo:font-weight="bold" style:font-weight-asian="bold" style:font-size-complex="9pt"/>
    </style:style>
    <style:style style:name="P2" style:family="paragraph" style:parent-style-name="Text_20_body" style:list-style-name="WW8Num7">
      <style:paragraph-properties>
        <style:tab-stops>
          <style:tab-stop style:position="1.27cm"/>
        </style:tab-stops>
      </style:paragraph-properties>
      <style:text-properties fo:font-weight="bold" style:font-weight-asian="bold"/>
    </style:style>
    <style:style style:name="P3" style:family="paragraph" style:parent-style-name="Text_20_body">
      <style:text-properties style:font-name-complex="Arial"/>
    </style:style>
    <style:style style:name="P4" style:family="paragraph" style:parent-style-name="Text_20_body">
      <style:paragraph-properties fo:margin-left="0cm" fo:margin-right="0cm" fo:text-indent="0cm" style:auto-text-indent="false" fo:keep-with-next="always"/>
    </style:style>
    <style:style style:name="P5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Header">
      <style:paragraph-properties fo:margin-left="11.502cm" fo:margin-right="-1.15cm" fo:margin-top="0cm" fo:margin-bottom="0.141cm" fo:line-height="0.423cm" fo:text-indent="0cm" style:auto-text-indent="false">
        <style:tab-stops/>
      </style:paragraph-properties>
    </style:style>
    <style:style style:name="P8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/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26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6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26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variable-decls>
        <text:variable-decl office:value-type="string" text:name="Client"/>
        <text:variable-decl office:value-type="string" text:name="Project"/>
        <text:variable-decl office:value-type="string" text:name="Author"/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 text:is-list-header="true">dummdidum</text:h>
      <text:list xml:id="list4122961913339661016" text:style-name="WW8Num7">
        <text:list-item>
          <text:p text:style-name="P1">quakmitsosse</text:p>
        </text:list-item>
      </text:list>
      <text:p text:style-name="AngabeErsteSeite">wer<text:tab/><text:bookmark-start text:name="Text8"/><text:span text:style-name="T3"><text:text-input text:description="Text8">     </text:text-input></text:span><text:bookmark-end text:name="Text8"/><text:bookmark-start text:name="WWSetBkmk1"/><text:span text:style-name="T3"><text:variable-input text:name="Client" text:description="Kunden (nicht Projekt) eingeben …" text:display="none" text:formula="ooow:Kundenname" office:value-type="string" office:string-value="Kundenname"/></text:span><text:bookmark-end text:name="WWSetBkmk1"/></text:p>
      <text:p text:style-name="AngabeErsteSeite">wer<text:tab/><text:bookmark-start text:name="Text4"/><text:span text:style-name="T3"><text:text-input text:description="Text4">     </text:text-input></text:span><text:bookmark-end text:name="Text4"/><text:bookmark-start text:name="WWSetBkmk2"/><text:variable-input text:name="Project" text:description="Projekt eingeben …" text:display="none" text:formula="ooow:Projektname/nr." office:value-type="string" office:string-value="Projektname/nr."/><text:bookmark-end text:name="WWSetBkmk2"/></text:p>
      <text:p text:style-name="AngabeErsteSeite">wer<text:tab/><text:bookmark-start text:name="Text6"/><text:bookmark-start text:name="WWSetBkmk3"/><text:span text:style-name="T3"><text:variable-input text:name="Author" text:description="Autor eingeben " text:display="none" text:formula="ooow:Vorname Nachname" office:value-type="string" office:string-value="Vorname Nachname"/></text:span><text:bookmark-end text:name="WWSetBkmk3"/><text:span text:style-name="T3"><text:text-input text:description="Text6">     </text:text-input></text:span><text:bookmark-end text:name="Text6"/></text:p>
      <text:p text:style-name="AngabeErsteSeite">wer<text:tab/><text:bookmark-start text:name="WWSetBkmk4"/><text:span text:style-name="T3"><text:variable-input text:name="Date" text:description="Datum eingeben …" text:display="none" text:formula="ooow:13.11.2008" office:value-type="string" office:string-value="13.11.2008"/></text:span><text:bookmark-end text:name="WWSetBkmk4"/><text:bookmark-start text:name="Text7"/><text:span text:style-name="T3"><text:text-input text:description="Text7">     </text:text-input></text:span><text:bookmark-end text:name="Text7"/></text:p>
      <text:p text:style-name="Text_20_body"/>
      <text:list xml:id="list35186618" text:continue-numbering="true" text:style-name="WW8Num7">
        <text:list-item>
          <text:p text:style-name="P1">lalala</text:p>
          <text:list>
            <text:list-item>
              <text:p text:style-name="P2">uiui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4">Ja</text:p>
          </table:table-cell>
          <table:table-cell table:style-name="Tabelle1.A1" office:value-type="string">
            <text:p text:style-name="P4">Nein</text:p>
          </table:table-cell>
          <table:table-cell table:style-name="Tabelle1.A1" office:value-type="string">
            <text:p text:style-name="P4">Bemerkung</text:p>
          </table:table-cell>
        </table:table-row>
        <table:table-row table:style-name="Tabelle1.1">
          <table:table-cell table:style-name="Tabelle1.A1" office:value-type="string">
            <text:p text:style-name="P4">asd</text:p>
          </table:table-cell>
          <table:table-cell table:style-name="Tabelle1.A1" office:value-type="string">
            <text:p text:style-name="P4"><draw:control text:anchor-type="as-char" draw:z-index="0" draw:style-name="gr1" draw:text-style-name="P8" svg:width="0.32cm" svg:height="0.32cm" draw:control="control1"/></text:p>
          </table:table-cell>
          <table:table-cell table:style-name="Tabelle1.A1" office:value-type="string">
            <text:p text:style-name="P4"><draw:control text:anchor-type="as-char" draw:z-index="1" draw:style-name="gr1" draw:text-style-name="P8" svg:width="0.32cm" svg:height="0.32cm" draw:control="control2"/></text:p>
          </table:table-cell>
          <table:table-cell table:style-name="Tabelle1.A1" office:value-type="string">
            <text:p text:style-name="P4"><text:bookmark-start text:name="Text10"/><text:text-input text:description="Text10">     </text:text-input><text:bookmark-end text:name="Text10"/></text:p>
          </table:table-cell>
        </table:table-row>
        <table:table-row table:style-name="Tabelle1.1">
          <table:table-cell table:style-name="Tabelle1.A1" office:value-type="string">
            <text:p text:style-name="Text_20_body">asd</text:p>
          </table:table-cell>
          <table:table-cell table:style-name="Tabelle1.A1" office:value-type="string">
            <text:p text:style-name="P4"><draw:control text:anchor-type="as-char" draw:z-index="2" draw:style-name="gr1" draw:text-style-name="P8" svg:width="0.32cm" svg:height="0.32cm" draw:control="control3"/></text:p>
          </table:table-cell>
          <table:table-cell table:style-name="Tabelle1.A1" office:value-type="string">
            <text:p text:style-name="P4"><draw:control text:anchor-type="as-char" draw:z-index="3" draw:style-name="gr1" draw:text-style-name="P8" svg:width="0.32cm" svg:height="0.32cm" draw:control="control4"/></text:p>
          </table:table-cell>
          <table:table-cell table:style-name="Tabelle1.A1" office:value-type="string">
            <text:p text:style-name="P4"><text:bookmark-start text:name="Text11"/><text:text-input text:description="Text11">     </text:text-input><text:bookmark-end text:name="Text11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94cm" fo:orphans="2" fo:widows="2" style:writing-mode="lr-tb"/>
      <style:text-properties style:use-window-font-color="true" style:font-name="Arial" fo:font-size="9pt" fo:language="de" fo:country="DE" style:font-name-asian="Times New Roman" style:font-size-asian="9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3.33cm" fo:margin-top="0cm" fo:margin-bottom="0.212cm" style:line-height-at-least="0.494cm" fo:text-indent="0cm" style:auto-text-indent="false"/>
      <style:text-properties style:font-name="Arial" style:font-name-complex="Arial" style:font-size-complex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Text_20_body" style:class="extra">
      <style:paragraph-properties fo:margin-top="0.423cm" fo:margin-bottom="0.423cm"/>
      <style:text-properties style:font-name="Arial" style:font-name-complex="Arial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282cm" fo:line-height="0.564cm" fo:hyphenation-ladder-count="no-limit" fo:break-before="page" fo:keep-with-next="always"/>
      <style:text-properties style:font-name="Arial" fo:font-size="14pt" fo:letter-spacing="-0.007cm" style:letter-kerning="true" style:font-size-asian="14pt" style:font-name-complex="Arial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/>
      <style:text-properties style:font-name="Arial" fo:font-size="12pt" style:font-size-asian="12pt" style:font-name-complex="Arial" style:font-size-complex="14pt" style:font-style-complex="italic" style:font-weight-complex="bold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423cm" fo:margin-bottom="0.106cm" fo:keep-with-next="always"/>
      <style:text-properties fo:font-size="10pt" fo:language="en" fo:country="GB" style:font-size-asian="10pt" style:font-name-complex="Arial" style:font-size-complex="10pt" style:font-weight-complex="bold"/>
    </style:style>
    <style:style style:name="Heading_20_4" style:display-name="Heading 4" style:family="paragraph" style:parent-style-name="Text_20_body" style:next-style-name="Text_20_body" style:class="text">
      <style:paragraph-properties fo:margin-top="0.423cm" fo:margin-bottom="0.212cm" fo:keep-with-next="always"/>
      <style:text-properties fo:language="en" fo:country="GB" style:font-size-complex="8.5pt" style:font-weight-complex="bold"/>
    </style:style>
    <style:style style:name="Heading_20_5" style:display-name="Heading 5" style:family="paragraph" style:parent-style-name="Text_20_body" style:next-style-name="Text_20_body" style:class="text">
      <style:paragraph-properties fo:margin-top="0.423cm" fo:margin-bottom="0.212cm" fo:line-height="0.423cm"/>
      <style:text-properties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color="#999999"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-complex="Arial" style:font-size-complex="11pt"/>
    </style:style>
    <style:style style:name="Aufzählungszeichen" style:family="paragraph" style:parent-style-name="Text_20_body" style:list-style-name="WW8Num6">
      <style:paragraph-properties fo:margin-top="0.141cm" fo:margin-bottom="0.071cm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opfzeileAnfangAbstand" style:family="paragraph" style:parent-style-name="Standard" style:next-style-name="Header">
      <style:paragraph-properties fo:margin="100%" fo:margin-left="11.502cm" fo:margin-right="0cm" fo:margin-top="1.482cm" fo:margin-bottom="0cm" style:line-height-at-least="0.423cm" fo:text-indent="0cm" style:auto-text-indent="false"/>
      <style:text-properties fo:font-size="8pt" style:font-size-asian="8pt" style:font-size-complex="8.5pt"/>
    </style:style>
    <style:style style:name="Footer" style:family="paragraph" style:parent-style-name="Standard" style:class="extra">
      <style:paragraph-properties style:line-height-at-least="0.494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82cm" style:line-height-at-least="0.564cm"/>
      <style:text-properties fo:font-size="15pt" fo:letter-spacing="-0.011cm" style:letter-kerning="true" style:font-size-asian="15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ngabeErsteSeite" style:family="paragraph" style:parent-style-name="Text_20_body">
      <style:paragraph-properties fo:margin="100%" fo:margin-left="2.221cm" fo:margin-right="3.33cm" fo:text-indent="-2.221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531cm" fo:margin-right="3.33cm" style:line-height-at-least="0.494cm" fo:text-indent="-0.531cm" style:auto-text-indent="false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591cm" fo:margin-right="0cm" style:line-height-at-least="0.494cm" fo:text-indent="-1.06cm" style:auto-text-indent="false">
        <style:tab-stops>
          <style:tab-stop style:position="16.612cm" style:type="right"/>
        </style:tab-stops>
      </style:paragraph-properties>
      <style:text-properties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.041cm" fo:margin-right="0cm" style:line-height-at-least="0.423cm" fo:text-indent="-1.45cm" style:auto-text-indent="false">
        <style:tab-stops>
          <style:tab-stop style:position="16.612cm" style:type="right"/>
        </style:tab-stops>
      </style:paragraph-properties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3.041cm" fo:margin-right="0cm" style:line-height-at-least="0.423cm" fo:text-indent="0cm" style:auto-text-indent="false">
        <style:tab-stops>
          <style:tab-stop style:position="3.701cm"/>
          <style:tab-stop style:position="16.612cm" style:type="right"/>
        </style:tab-stops>
      </style:paragraph-properties>
      <style:text-properties style:font-size-complex="10pt"/>
    </style:style>
    <style:style style:name="Gliederungstitel" style:family="paragraph" style:parent-style-name="Title" style:next-style-name="Text_20_body">
      <style:paragraph-properties fo:margin-top="0.423cm" fo:margin-bottom="0.423cm" style:line-height-at-least="0.564cm"/>
      <style:text-properties fo:font-size="14pt" style:font-size-asian="14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88cm" fo:margin-right="0cm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05cm" fo:margin-right="0cm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223cm" fo:margin-right="0cm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54cm" fo:margin-right="0cm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Aufzählung_20_1_20_folgende" style:display-name="Aufzählung 1 folgende" style:family="paragraph" style:parent-style-name="Aufzählungszeichen" style:list-style-name="">
      <style:paragraph-properties fo:margin="100%" fo:margin-left="0.3cm" fo:margin-right="0cm" fo:margin-top="0cm" fo:margin-bottom="0.071cm" fo:text-indent="0cm" style:auto-text-indent="false"/>
    </style:style>
    <style:style style:name="Numbering_20_1" style:display-name="Numbering 1" style:family="paragraph" style:parent-style-name="Aufzählungszeichen" style:list-style-name="WW8Num8" style:class="list"/>
    <style:style style:name="Aufzählungszeichen_20_2" style:display-name="Aufzählungszeichen 2" style:family="paragraph" style:parent-style-name="Aufzählungszeichen" style:list-style-name="WW8Num9"/>
    <style:style style:name="Nummerierung_20_1_20_folgende" style:display-name="Nummerierung 1 folgende" style:family="paragraph" style:parent-style-name="Numbering_20_1" style:list-style-name="">
      <style:paragraph-properties fo:margin="100%" fo:margin-left="0.531cm" fo:margin-right="0cm" fo:margin-top="0cm" fo:margin-bottom="0.071cm" fo:text-indent="0cm" style:auto-text-indent="false"/>
    </style:style>
    <style:style style:name="Einbettung_20_Tabelle" style:display-name="Einbettung Tabelle" style:family="paragraph" style:parent-style-name="Text_20_body" style:next-style-name="Text_20_body">
      <style:paragraph-properties fo:margin="100%" fo:margin-left="0.318cm" fo:margin-right="0.123cm" fo:text-indent="0cm" style:auto-text-indent="false"/>
    </style:style>
    <style:style style:name="Tabelle_20_Überschrift" style:display-name="Tabelle Überschrift" style:family="paragraph" style:parent-style-name="Standard">
      <style:paragraph-properties fo:margin="100%" fo:margin-left="-0.019cm" fo:margin-right="0cm" fo:margin-top="0.071cm" fo:margin-bottom="0.141cm" fo:text-indent="0cm" style:auto-text-indent="false"/>
      <style:text-properties fo:font-weight="bold" style:font-weight-asian="bold" style:font-size-complex="8.5pt"/>
    </style:style>
    <style:style style:name="Tabelle_20_Preis" style:display-name="Tabelle Preis" style:family="paragraph" style:parent-style-name="Standard">
      <style:paragraph-properties fo:margin="100%" fo:margin-left="-0.019cm" fo:margin-right="0.22cm" fo:margin-top="0.071cm" fo:margin-bottom="0.141cm" fo:text-align="end" style:justify-single-word="false" fo:text-indent="0cm" style:auto-text-indent="false"/>
      <style:text-properties style:font-size-complex="8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SourceAbsatz" style:family="paragraph" style:parent-style-name="Text_20_body">
      <style:paragraph-properties fo:margin="100%" fo:margin-left="0cm" fo:margin-right="0.439cm" fo:text-indent="0cm" style:auto-text-indent="false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style:font-name="Courier New" fo:font-size="10pt" fo:language="en" fo:country="GB" style:font-size-asian="10pt" style:font-name-complex="Courier New" style:font-size-complex="10pt"/>
    </style:style>
    <style:style style:name="Titel_20_klein" style:display-name="Titel klein" style:family="paragraph" style:parent-style-name="Title" style:next-style-name="Title">
      <style:text-properties fo:font-size="13pt" style:font-size-asian="13pt"/>
    </style:style>
    <style:style style:name="Zitat_20_Absatz" style:display-name="Zitat Absatz" style:family="paragraph" style:parent-style-name="Text_20_body">
      <style:paragraph-properties fo:margin="100%" fo:margin-left="0.953cm" fo:margin-right="3.33cm" fo:text-indent="0cm" style:auto-text-indent="false"/>
    </style:style>
    <style:style style:name="Fuß_2f_-Endnotenüberschrift" style:display-name="Fuß/-Endnotenüberschrift" style:family="paragraph" style:parent-style-name="Standard" style:next-style-name="Standard">
      <style:text-properties style:font-name="Arial" style:font-name-complex="Arial"/>
    </style:style>
    <style:style style:name="Footnote" style:family="paragraph" style:parent-style-name="Standard" style:class="extra">
      <style:paragraph-properties fo:margin="100%" fo:margin-left="0.319cm" fo:margin-right="0cm" fo:line-height="0.388cm" fo:text-indent="-0.319cm" style:auto-text-indent="false"/>
    </style:style>
    <style:style style:name="Tabelle_20_Preis_20_Summe" style:display-name="Tabelle Preis Summe" style:family="paragraph" style:parent-style-name="Tabelle_20_Preis">
      <style:text-properties fo:font-weight="bold" style:font-weight-asian="bold"/>
    </style:style>
    <style:style style:name="Zwischentitel" style:family="paragraph" style:parent-style-name="Title" style:next-style-name="Text_20_body">
      <style:text-properties fo:font-size="12pt" style:font-size-asian="12pt" style:font-size-complex="12pt"/>
    </style:style>
    <style:style style:name="Tabelle_20_Fett" style:display-name="Tabelle Fett" style:family="paragraph" style:parent-style-name="Standard">
      <style:paragraph-properties fo:margin="100%" fo:margin-left="-0.019cm" fo:margin-right="0cm" fo:margin-top="0.141cm" fo:margin-bottom="0.071cm" fo:text-indent="0cm" style:auto-text-indent="false"/>
      <style:text-properties fo:font-weight="bold" style:font-weight-asian="bold" style:font-size-complex="8pt"/>
    </style:style>
    <style:style style:name="Tabelle_20_Überschrift_20_rechts" style:display-name="Tabelle Überschrift rechts" style:family="paragraph" style:parent-style-name="Tabelle_20_Überschrift">
      <style:paragraph-properties fo:margin="100%" fo:margin-left="-0.019cm" fo:margin-right="0.22cm" fo:text-align="end" style:justify-single-word="false" fo:text-indent="0cm" style:auto-text-indent="false"/>
      <style:text-properties fo:language="en" fo:country="GB"/>
    </style:style>
    <style:style style:name="Adresse" style:family="paragraph" style:parent-style-name="Text_20_body">
      <style:paragraph-properties fo:margin-top="0cm" fo:margin-bottom="0cm" style:line-height-at-least="0.423cm">
        <style:tab-stops>
          <style:tab-stop style:position="1.801cm"/>
        </style:tab-stops>
      </style:paragraph-properties>
    </style:style>
    <style:style style:name="Anrede" style:family="paragraph" style:parent-style-name="Text_20_body" style:next-style-name="Text_20_body">
      <style:paragraph-properties fo:margin-top="0cm" fo:margin-bottom="0.423cm"/>
    </style:style>
    <style:style style:name="Betreff" style:family="paragraph" style:parent-style-name="Text_20_body">
      <style:paragraph-properties fo:margin="100%" fo:margin-left="0cm" fo:margin-right="0.439cm" fo:text-indent="0cm" style:auto-text-indent="false"/>
    </style:style>
    <style:style style:name="Salutation" style:family="paragraph" style:parent-style-name="Text_20_body" style:next-style-name="Unterschriften" style:class="text">
      <style:paragraph-properties fo:margin-top="0.706cm" fo:margin-bottom="0.212cm"/>
    </style:style>
    <style:style style:name="Unterschriften" style:family="paragraph" style:parent-style-name="Text_20_body" style:next-style-name="Text_20_body">
      <style:paragraph-properties fo:margin-top="1.905cm" fo:margin-bottom="0.212cm">
        <style:tab-stops>
          <style:tab-stop style:position="6.001cm"/>
        </style:tab-stops>
      </style:paragraph-properties>
    </style:style>
    <style:style style:name="Anlage" style:family="paragraph" style:parent-style-name="Text_20_body" style:next-style-name="Text_20_body">
      <style:paragraph-properties fo:margin-top="0.706cm" fo:margin-bottom="0.212cm"/>
      <style:text-properties fo:font-weight="bold" style:font-weight-asian="bold"/>
    </style:style>
    <style:style style:name="Verteilerliste" style:family="paragraph" style:parent-style-name="Standard">
      <style:paragraph-properties fo:margin="100%" fo:margin-left="6.352cm" fo:margin-right="1.08cm" fo:text-indent="-4.131cm" style:auto-text-indent="false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language="en" fo:country="GB" style:font-size-complex="8pt"/>
    </style:style>
    <style:style style:name="Memo-Überschrift" style:family="paragraph" style:parent-style-name="Text_20_body" style:next-style-name="Text_20_body">
      <style:paragraph-properties fo:margin-top="0.212cm" fo:margin-bottom="0.212cm"/>
      <style:text-properties fo:font-weight="bold" style:font-weight-asian="bold"/>
    </style:style>
    <style:style style:name="Memo-Gliederung" style:family="paragraph" style:parent-style-name="Text_20_body" style:next-style-name="Text_20_body">
      <style:paragraph-properties fo:margin-top="0.212cm" fo:margin-bottom="0.212cm"/>
      <style:text-properties fo:font-size="12pt" style:font-size-asian="12pt"/>
    </style:style>
    <style:style style:name="Vertrag-Paragraph" style:family="paragraph" style:parent-style-name="Text_20_body" style:next-style-name="Vertrag-Paragraph_20_folgende">
      <style:paragraph-properties fo:margin="100%" fo:margin-left="0.801cm" fo:margin-right="3.33cm" fo:text-indent="-0.801cm" style:auto-text-indent="false">
        <style:tab-stops>
          <style:tab-stop style:position="0.801cm"/>
        </style:tab-stops>
      </style:paragraph-properties>
      <style:text-properties fo:font-weight="bold" style:font-weight-asian="bold"/>
    </style:style>
    <style:style style:name="Vertrag-Nummerierung_20_1" style:display-name="Vertrag-Nummerierung 1" style:family="paragraph" style:parent-style-name="Aufzählungszeichen" style:list-style-name="WW8Num10"/>
    <style:style style:name="Vertrag-Nummerierung_20_1_20_folgende" style:display-name="Vertrag-Nummerierung 1 folgende" style:family="paragraph" style:parent-style-name="Vertrag-Nummerierung_20_1" style:list-style-name="">
      <style:paragraph-properties fo:margin="100%" fo:margin-left="1.33cm" fo:margin-right="0cm" fo:text-indent="0cm" style:auto-text-indent="false"/>
    </style:style>
    <style:style style:name="Hilfstext" style:family="paragraph" style:parent-style-name="Text_20_body" style:next-style-name="Text_20_body">
      <style:text-properties fo:color="#ff00ff" fo:font-weight="bold" style:font-weight-asian="bold" style:font-size-complex="8.5pt"/>
    </style:style>
    <style:style style:name="Bild_20_eingefügt" style:display-name="Bild eingefügt" style:family="paragraph" style:parent-style-name="Text_20_body">
      <style:paragraph-properties fo:margin-top="0cm" fo:margin-bottom="0cm" fo:line-height="100%"/>
      <style:text-properties fo:color="#ff00ff" fo:font-size="14pt" fo:font-style="italic" style:font-size-asian="14pt" style:font-style-asian="italic" style:font-size-complex="14pt"/>
    </style:style>
    <style:style style:name="Abbildungsverzeichnis" style:family="paragraph" style:parent-style-name="Standard" style:next-style-name="Standard">
      <style:paragraph-properties>
        <style:tab-stops>
          <style:tab-stop style:position="1.7cm"/>
          <style:tab-stop style:position="2cm"/>
          <style:tab-stop style:position="16.612cm" style:type="right"/>
        </style:tab-stops>
      </style:paragraph-properties>
      <style:text-properties style:font-name="Arial" style:font-name-complex="Arial"/>
    </style:style>
    <style:style style:name="Numbering_20_2" style:display-name="Numbering 2" style:family="paragraph" style:parent-style-name="Nummerierung_20_1_20_folgende" style:list-style-name="WW8Num2" style:class="list"/>
    <style:style style:name="Überschrift_20_1_20_a" style:display-name="Überschrift 1 a" style:family="paragraph" style:parent-style-name="Heading_20_1" style:next-style-name="Text_20_body" style:default-outline-level="" style:list-style-name="">
      <style:paragraph-properties fo:break-before="auto" fo:break-after="auto"/>
    </style:style>
    <style:style style:name="Aufzählung_20_2_20_folgende" style:display-name="Aufzählung 2 folgende" style:family="paragraph" style:parent-style-name="Aufzählung_20_1_20_folgende">
      <style:paragraph-properties fo:margin="100%" fo:margin-left="0.6cm" fo:margin-right="0cm" fo:text-indent="0cm" style:auto-text-indent="false"/>
    </style:style>
    <style:style style:name="Numbering_20_3" style:display-name="Numbering 3" style:family="paragraph" style:parent-style-name="Numbering_20_2" style:list-style-name="WW8Num3" style:class="list">
      <style:paragraph-properties>
        <style:tab-stops>
          <style:tab-stop style:position="1.651cm"/>
        </style:tab-stops>
      </style:paragraph-properties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Aufzählungszeichen_20_3" style:display-name="Aufzählungszeichen 3" style:family="paragraph" style:parent-style-name="Aufzählungszeichen_20_2" style:list-style-name="WW8Num1"/>
    <style:style style:name="Table" style:family="paragraph" style:parent-style-name="Text_20_body" style:class="extra">
      <style:paragraph-properties fo:margin="100%" fo:margin-left="0cm" fo:margin-right="0cm" fo:margin-top="0.071cm" fo:margin-bottom="0.141cm" fo:text-indent="0cm" style:auto-text-indent="false"/>
    </style:style>
    <style:style style:name="TextkörperNachAufzählung" style:family="paragraph" style:parent-style-name="Text_20_body" style:next-style-name="Text_20_body">
      <style:paragraph-properties fo:margin-top="0.212cm" fo:margin-bottom="0.212cm"/>
      <style:text-properties style:font-size-complex="8pt"/>
    </style:style>
    <style:style style:name="Tabelle_20_Nummerierung" style:display-name="Tabelle Nummerierung" style:family="paragraph" style:parent-style-name="Numbering_20_1">
      <style:paragraph-properties fo:margin="100%" fo:margin-left="0cm" fo:margin-right="0cm" fo:margin-top="0.071cm" fo:margin-bottom="0.141cm" fo:text-indent="0cm" style:auto-text-indent="false"/>
    </style:style>
    <style:style style:name="Tabelle_20_Aufzählung" style:display-name="Tabelle Aufzählung" style:family="paragraph" style:parent-style-name="Aufzählungszeichen">
      <style:paragraph-properties fo:margin="100%" fo:margin-left="0cm" fo:margin-right="0cm" fo:margin-top="0.071cm" fo:margin-bottom="0.141cm" fo:text-indent="0cm" style:auto-text-indent="false"/>
    </style:style>
    <style:style style:name="Nummerierung_20_2_20_folgende" style:display-name="Nummerierung 2 folgende" style:family="paragraph" style:parent-style-name="Numbering_20_2" style:list-style-name="">
      <style:paragraph-properties fo:margin="100%" fo:margin-left="1.06cm" fo:margin-right="0cm" fo:text-indent="0cm" style:auto-text-indent="false"/>
    </style:style>
    <style:style style:name="Vertrag-Paragraph_20_folgende" style:display-name="Vertrag-Paragraph folgende" style:family="paragraph" style:parent-style-name="Vertrag-Paragraph">
      <style:paragraph-properties fo:margin="100%" fo:margin-left="0.801cm" fo:margin-right="3.33cm" fo:text-indent="0cm" style:auto-text-indent="false"/>
      <style:text-properties fo:font-weight="normal" style:font-weight-asian="normal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Vertrag_20_Nummerierung_20_2" style:display-name="Vertrag Nummerierung 2" style:family="paragraph" style:parent-style-name="Aufzählungszeichen" style:list-style-name="WW8Num4"/>
    <style:style style:name="Vertrag-Nummerierung_20_3" style:display-name="Vertrag-Nummerierung 3" style:family="paragraph" style:parent-style-name="Aufzählungszeichen" style:list-style-name="WW8Num12"/>
    <style:style style:name="Vertrag-Nummerierung_20_2_20_folgende" style:display-name="Vertrag-Nummerierung 2 folgende" style:family="paragraph" style:parent-style-name="Vertrag_20_Nummerierung_20_2" style:list-style-name="">
      <style:paragraph-properties fo:margin="100%" fo:margin-left="1.861cm" fo:margin-right="0cm" fo:text-indent="0cm" style:auto-text-indent="false"/>
    </style:style>
    <style:style style:name="Vertrag-Nummerierung_20_3_20_folgende" style:display-name="Vertrag-Nummerierung 3 folgende" style:family="paragraph" style:parent-style-name="Vertrag-Nummerierung_20_3" style:list-style-name="">
      <style:paragraph-properties fo:margin="100%" fo:margin-left="2.39cm" fo:margin-right="0cm" fo:text-indent="0cm" style:auto-text-indent="false"/>
    </style:style>
    <style:style style:name="Tabelle_20_rechts" style:display-name="Tabelle rechts" style:family="paragraph" style:parent-style-name="Table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9pt" fo:font-style="normal" fo:font-weight="normal" style:font-size-asian="9pt" style:font-style-asian="normal" style:font-weight-asian="normal" style:font-name-complex="Arial"/>
    </style:style>
    <style:style style:name="WW8Num2z0" style:family="text">
      <style:text-properties fo:color="#000000" style:font-name="Arial" fo:font-size="9pt" fo:font-style="normal" fo:font-weight="normal" style:font-size-asian="9pt" style:font-style-asian="normal" style:font-weight-asian="normal" style:font-name-complex="Arial" style:font-size-complex="9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fo:font-size="9pt" fo:font-style="normal" fo:font-weight="normal" style:font-size-asian="9pt" style:font-style-asian="normal" style:font-weight-asian="normal" style:font-size-complex="9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Arial" fo:font-size="9pt" fo:font-style="normal" fo:font-weight="normal" style:font-size-asian="9pt" style:font-style-asian="normal" style:font-weight-asian="normal" style:font-name-complex="Arial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Arial" fo:font-size="9pt" fo:font-style="normal" fo:font-weight="normal" style:font-size-asian="9pt" style:font-style-asian="normal" style:font-weight-asian="normal" style:font-name-complex="Aria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font-size="11pt" style:font-size-asian="11pt" style:font-size-complex="11pt"/>
    </style:style>
    <style:style style:name="WW8Num7z1" style:family="text">
      <style:text-properties fo:font-size="9pt" style:font-size-asian="9pt" style:font-size-complex="9pt"/>
    </style:style>
    <style:style style:name="WW8Num7z2" style:family="text"/>
    <style:style style:name="WW8Num8z0" style:family="text">
      <style:text-properties style:font-name="Arial" fo:font-size="9pt" style:font-size-asian="9pt" style:font-name-complex="Ari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fo:font-size="9pt" fo:font-style="normal" fo:font-weight="normal" style:font-size-asian="9pt" style:font-style-asian="normal" style:font-weight-asian="normal" style:font-name-complex="Arial" style:font-size-complex="9pt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Arial" fo:font-size="9pt" style:font-size-asian="9pt" style:font-name-complex="Arial" style:font-size-complex="9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size="11pt" style:font-size-asian="11pt" style:font-size-complex="11pt"/>
    </style:style>
    <style:style style:name="WW8Num11z1" style:family="text">
      <style:text-properties fo:font-size="9pt" style:font-size-asian="9pt" style:font-size-complex="9pt"/>
    </style:style>
    <style:style style:name="WW8Num11z2" style:family="text"/>
    <style:style style:name="WW8Num12z0" style:family="text">
      <style:text-properties fo:color="#000000" fo:font-size="9pt" fo:font-style="normal" fo:font-weight="normal" style:font-size-asian="9pt" style:font-style-asian="normal" style:font-weight-asian="normal" style:font-size-complex="9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Absatz-Standardschriftart" style:family="text"/>
    <style:style style:name="Textkörper_20_Zchn" style:display-name="Textkörper Zchn" style:family="text">
      <style:text-properties style:font-name="Arial" fo:font-size="9pt" fo:language="de" fo:country="DE" style:font-size-asian="9pt" style:font-name-complex="Arial" style:font-size-complex="8pt" style:language-complex="ar" style:country-complex="SA"/>
    </style:style>
    <style:style style:name="Text_20_klein" style:display-name="Text klein" style:family="text">
      <style:text-properties fo:font-size="8.5pt" style:font-size-asian="8.5pt" style:font-size-complex="8.5pt"/>
    </style:style>
    <style:style style:name="Aufzählungszeichen_20_Zchn" style:display-name="Aufzählungszeichen Zchn" style:family="text" style:parent-style-name="Textkörper_20_Zchn"/>
    <style:style style:name="Page_20_Number" style:display-name="Page Number" style:family="text">
      <style:text-properties style:font-name="Arial" fo:font-size="8pt" style:font-size-asian="8pt" style:font-name-complex="Arial"/>
    </style:style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 style:font-name-complex="Arial"/>
    </style:style>
    <style:style style:name="Aufzählung_20_1_20_folgende_20_Zchn_20_Zchn" style:display-name="Aufzählung 1 folgende Zchn Zchn" style:family="text" style:parent-style-name="Aufzählungszeichen_20_Zchn"/>
    <style:style style:name="Aufzählungszeichen_20_2_20_Zchn" style:display-name="Aufzählungszeichen 2 Zchn" style:family="text" style:parent-style-name="Aufzählungszeichen_20_Zchn"/>
    <style:style style:name="Emphasize" style:family="text">
      <style:text-properties fo:font-weight="bold" style:font-weight-asian="bold"/>
    </style:style>
    <style:style style:name="Sourcecode" style:family="text">
      <style:text-properties style:font-name="Courier New" fo:font-size="10pt" style:font-size-asian="10pt" style:font-name-complex="Courier New" style:font-size-complex="11pt"/>
    </style:style>
    <style:style style:name="Nummerierung_20_1_20_Zchn_20_Zchn" style:display-name="Nummerierung 1 Zchn Zchn" style:family="text" style:parent-style-name="Aufzählungszeichen_20_Zchn"/>
    <style:style style:name="Nummerierung_20_1_20_folgende_20_Zchn_20_Zchn" style:display-name="Nummerierung 1 folgende Zchn Zchn" style:family="text" style:parent-style-name="Nummerierung_20_1_20_Zchn_20_Zchn"/>
    <style:style style:name="Vertrag-Paragraph_20_Zchn" style:display-name="Vertrag-Paragraph Zchn" style:family="text">
      <style:text-properties style:font-name="Arial" fo:font-size="9pt" fo:language="de" fo:country="DE" fo:font-weight="bold" style:font-size-asian="9pt" style:font-weight-asian="bold" style:font-name-complex="Arial" style:font-size-complex="8pt" style:language-complex="ar" style:country-complex="SA"/>
    </style:style>
    <style:style style:name="TextkörperNachAufzählung_20_Zchn_20_Zchn" style:display-name="TextkörperNachAufzählung Zchn Zchn" style:family="text" style:parent-style-name="Textkörper_20_Zchn"/>
    <style:style style:name="Aufzählung_20_2_20_folgende_20_Zchn_20_Zchn" style:display-name="Aufzählung 2 folgende Zchn Zchn" style:family="text" style:parent-style-name="Aufzählung_20_1_20_folgende_20_Zchn_20_Zchn"/>
    <style:style style:name="Hilfstext_20_Zchn" style:display-name="Hilfstext Zchn" style:family="text">
      <style:text-properties fo:color="#ff00ff" style:font-name="Arial" fo:font-size="9pt" fo:language="de" fo:country="DE" fo:font-weight="bold" style:font-size-asian="9pt" style:font-weight-asian="bold" style:font-name-complex="Arial" style:font-size-complex="8.5pt" style:language-complex="ar" style:country-complex="SA"/>
    </style:style>
    <style:style style:name="Vertrag-Paragraph_20_folgende_20_Zchn" style:display-name="Vertrag-Paragraph folgende Zchn" style:family="text" style:parent-style-name="Vertrag-Paragraph_20_Zchn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outline-level-style>
      <text:outline-level-style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outline-level-style>
      <text:outline-level-style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_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31cm" fo:text-indent="-0.529cm" fo:margin-left="1.0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0.531cm" fo:text-indent="-0.531cm" fo:margin-left="1.59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61cm" fo:text-indent="-0.531cm" fo:margin-left="1.861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_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7z2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7z2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7z2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7z2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7z2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7z2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31cm" fo:text-indent="-0.531cm" fo:margin-left="0.531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_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Arial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529cm" fo:margin-left="1.33cm"/>
        </style:list-level-properties>
      </text:list-level-style-number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1z2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1z2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1z2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1z2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1z2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1z2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i">
        <style:list-level-properties text:list-level-position-and-space-mode="label-alignment">
          <style:list-level-label-alignment text:label-followed-by="listtab" text:list-tab-stop-position="2.39cm" fo:text-indent="-0.529cm" fo:margin-left="2.39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1.502cm" fo:margin-right="-1.15cm" fo:margin-top="0cm" fo:margin-bottom="0.141cm" fo:line-height="0.423cm" fo:text-indent="0cm" style:auto-text-indent="false">
        <style:tab-stops/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521cm" fo:margin-bottom="3.42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KopfzeileAnfangAbstand">Checkliste für den CodingGuide </text:p>
        <text:p text:style-name="MP1"><text:span text:style-name="Page_20_Number">Seite </text:span><text:span text:style-name="Page_20_Number"><text:page-number text:select-page="current"/></text:span><text:span text:style-name="Page_20_Number"> von </text:span><text:span text:style-name="Page_20_Number"><text:page-count style:num-format="1">1</text:page-count></text:span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_</dc:title>
    <meta:creation-date>2013-09-09T13:49:00</meta:creation-date>
    <dc:date>2013-09-09T13:55:00</dc:date>
    <meta:print-date>2008-10-14T16:15:00</meta:print-date>
    <meta:editing-cycles>5</meta:editing-cycles>
    <meta:document-statistic meta:table-count="1" meta:image-count="0" meta:object-count="0" meta:page-count="1" meta:paragraph-count="21" meta:word-count="23" meta:character-count="155"/>
    <meta:generator>OpenOffice/4.0.0$Win32 OpenOffice.org_project/400m3$Build-9702</meta:generator>
    <meta:user-defined meta:name="Erstellt von">Vorname Nachname</meta:user-defined>
    <meta:user-defined meta:name="Gegenstand">Dokumenttyp</meta:user-defined>
    <meta:user-defined meta:name="Kunde">Kundenname</meta:user-defined>
    <meta:user-defined meta:name="Projekt">Projektname/nr.</meta:user-defined>
  </office:meta>
</office:document-meta>
</file>